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tcCamera" table:style-name="ta1">
        <table:shapes>
          <draw:frame draw:z-index="0" draw:style-name="gr1" draw:text-style-name="P1" svg:width="457.63pt" svg:height="255.23pt" svg:x="245.57pt" svg:y="5.27pt">
            <draw:object draw:notify-on-update-of-ranges="ttcCamera.A1:ttcCamera.A1 ttcCamera.A2:ttcCamera.A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71pt" svg:height="255.26pt" svg:x="248.68pt" svg:y="272.55pt">
            <draw:object draw:notify-on-update-of-ranges="ttcCamera.A23:ttcCamera.A23 ttcCamera.A24:ttcCamera.A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71pt" svg:height="255.26pt" svg:x="247.12pt" svg:y="539.86pt">
            <draw:object draw:notify-on-update-of-ranges="ttcCamera.A44:ttcCamera.A44 ttcCamera.A45:ttcCamera.A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244.89pt" svg:y="809.21pt">
            <draw:object draw:notify-on-update-of-ranges="ttcCamera.A65:ttcCamera.A65 ttcCamera.A66:ttcCamera.A8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71pt" svg:height="255.26pt" svg:x="247.12pt" svg:y="1088.76pt">
            <draw:object draw:notify-on-update-of-ranges="ttcCamera.A86:ttcCamera.A86 ttcCamera.A87:ttcCamera.A10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71pt" svg:height="255.23pt" svg:x="248.68pt" svg:y="1360.57pt">
            <draw:object draw:notify-on-update-of-ranges="ttcCamera.A107:ttcCamera.A107 ttcCamera.A108:ttcCamera.A1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71pt" svg:height="255.26pt" svg:x="247.12pt" svg:y="1618.07pt">
            <draw:object draw:notify-on-update-of-ranges="ttcCamera.A127:ttcCamera.A127 ttcCamera.A128:ttcCamera.A14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71pt" svg:height="255.26pt" svg:x="247.92pt" svg:y="1887.62pt">
            <draw:object draw:notify-on-update-of-ranges="ttcCamera.A148:ttcCamera.A148 ttcCamera.A149:ttcCamera.A16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71pt" svg:height="255.23pt" svg:x="247.92pt" svg:y="2155.69pt">
            <draw:object draw:notify-on-update-of-ranges="ttcCamera.A169:ttcCamera.A169 ttcCamera.A170:ttcCamera.A18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71pt" svg:height="255.23pt" svg:x="247.92pt" svg:y="2422.97pt">
            <draw:object draw:notify-on-update-of-ranges="ttcCamera.A190:ttcCamera.A190 ttcCamera.A191:ttcCamera.A20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71pt" svg:height="255.23pt" svg:x="247.92pt" svg:y="2692.52pt">
            <draw:object draw:notify-on-update-of-ranges="ttcCamera.A211:ttcCamera.A211 ttcCamera.A212:ttcCamera.A22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71pt" svg:height="255.23pt" svg:x="248.68pt" svg:y="2959.82pt">
            <draw:object draw:notify-on-update-of-ranges="ttcCamera.A232:ttcCamera.A232 ttcCamera.A233:ttcCamera.A25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71pt" svg:height="255.23pt" svg:x="247.92pt" svg:y="3228.6pt">
            <draw:object draw:notify-on-update-of-ranges="ttcCamera.A253:ttcCamera.A253 ttcCamera.A254:ttcCamera.A27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71pt" svg:height="255.26pt" svg:x="247.92pt" svg:y="3498.92pt">
            <draw:object draw:notify-on-update-of-ranges="ttcCamera.A274:ttcCamera.A274 ttcCamera.A275:ttcCamera.A29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71pt" svg:height="255.26pt" svg:x="248.68pt" svg:y="3766.2pt">
            <draw:object draw:notify-on-update-of-ranges="ttcCamera.A295:ttcCamera.A295 ttcCamera.A296:ttcCamera.A31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244.89pt" svg:y="4034.07pt">
            <draw:object draw:notify-on-update-of-ranges="ttcCamera.A316:ttcCamera.A316 ttcCamera.A317:ttcCamera.A32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453.71pt" svg:height="255.26pt" svg:x="246.36pt" svg:y="4301.55pt">
            <draw:object draw:notify-on-update-of-ranges="ttcCamera.A337:ttcCamera.A337 ttcCamera.A338:ttcCamera.A35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453.71pt" svg:height="255.26pt" svg:x="247.12pt" svg:y="4917.46pt">
            <draw:object draw:notify-on-update-of-ranges="ttcCamera.A385:ttcCamera.A385 ttcCamera.A386:ttcCamera.A40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453.71pt" svg:height="255.23pt" svg:x="247.92pt" svg:y="5189.27pt">
            <draw:object draw:notify-on-update-of-ranges="ttcCamera.A406:ttcCamera.A406 ttcCamera.A407:ttcCamera.A42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453.71pt" svg:height="255.23pt" svg:x="247.12pt" svg:y="5458.08pt">
            <draw:object draw:notify-on-update-of-ranges="ttcCamera.A427:ttcCamera.A427 ttcCamera.A428:ttcCamera.A445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453.71pt" svg:height="255.23pt" svg:x="244.01pt" svg:y="5735.14pt">
            <draw:object draw:notify-on-update-of-ranges="ttcCamera.A449:ttcCamera.A449 ttcCamera.A450:ttcCamera.A467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453.71pt" svg:height="255.23pt" svg:x="244.01pt" svg:y="6005.45pt">
            <draw:object draw:notify-on-update-of-ranges="ttcCamera.A470:ttcCamera.A470 ttcCamera.A471:ttcCamera.A488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453.71pt" svg:height="255.23pt" svg:x="247.12pt" svg:y="6275.03pt">
            <draw:object draw:notify-on-update-of-ranges="ttcCamera.A491:ttcCamera.A491 ttcCamera.A492:ttcCamera.A509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453.71pt" svg:height="255.23pt" svg:x="247.92pt" svg:y="6545.31pt">
            <draw:object draw:notify-on-update-of-ranges="ttcCamera.A512:ttcCamera.A512 ttcCamera.A513:ttcCamera.A530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style-name="gr1" draw:text-style-name="P1" svg:width="453.71pt" svg:height="255.26pt" svg:x="247.92pt" svg:y="6815.62pt">
            <draw:object draw:notify-on-update-of-ranges="ttcCamera.A533:ttcCamera.A533 ttcCamera.A534:ttcCamera.A551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5" draw:style-name="gr1" draw:text-style-name="P1" svg:width="453.71pt" svg:height="255.23pt" svg:x="247.12pt" svg:y="7082.93pt">
            <draw:object draw:notify-on-update-of-ranges="ttcCamera.A554:ttcCamera.A554 ttcCamera.A555:ttcCamera.A572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4.0745" calcext:value-type="float">
            <text:p>14.0745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2.4656" calcext:value-type="float">
            <text:p>12.4656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2.398" calcext:value-type="float">
            <text:p>12.398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2.4414" calcext:value-type="float">
            <text:p>12.4414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2.9945" calcext:value-type="float">
            <text:p>12.9945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1.635" calcext:value-type="float">
            <text:p>11.635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3.5249" calcext:value-type="float">
            <text:p>13.5249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1.2285" calcext:value-type="float">
            <text:p>11.2285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3.5328" calcext:value-type="float">
            <text:p>13.5328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1.4647" calcext:value-type="float">
            <text:p>11.4647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1.7855" calcext:value-type="float">
            <text:p>11.7855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0.9928" calcext:value-type="float">
            <text:p>10.9928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8.76794" calcext:value-type="float">
            <text:p>8.76794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9.93326" calcext:value-type="float">
            <text:p>9.93326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11.3018" calcext:value-type="float">
            <text:p>11.3018</text:p>
          </table:table-cell>
          <table:table-cell office:value-type="string" calcext:value-type="string">
            <text:p>SHITOMASI/BRISK</text:p>
          </table:table-cell>
        </table:table-row>
        <table:table-row table:style-name="ro1">
          <table:table-cell office:value-type="float" office:value="8.77508" calcext:value-type="float">
            <text:p>8.77508</text:p>
          </table:table-cell>
          <table:table-cell office:value-type="string" calcext:value-type="string">
            <text:p>SHITOMASI/BRISK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4.5631" calcext:value-type="float">
            <text:p>14.5631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3.5559" calcext:value-type="float">
            <text:p>13.5559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9.76787" calcext:value-type="float">
            <text:p>9.76787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4.2812" calcext:value-type="float">
            <text:p>14.2812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2.3305" calcext:value-type="float">
            <text:p>12.3305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3.9102" calcext:value-type="float">
            <text:p>13.9102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6.1445" calcext:value-type="float">
            <text:p>16.1445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1.6857" calcext:value-type="float">
            <text:p>11.6857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1.5628" calcext:value-type="float">
            <text:p>11.5628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2.8285" calcext:value-type="float">
            <text:p>12.8285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1.6463" calcext:value-type="float">
            <text:p>11.6463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1.6231" calcext:value-type="float">
            <text:p>11.6231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1.6095" calcext:value-type="float">
            <text:p>11.6095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0.4315" calcext:value-type="float">
            <text:p>10.4315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1.1867" calcext:value-type="float">
            <text:p>11.1867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1.641" calcext:value-type="float">
            <text:p>11.641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10.6613" calcext:value-type="float">
            <text:p>10.6613</text:p>
          </table:table-cell>
          <table:table-cell office:value-type="string" calcext:value-type="string">
            <text:p>SHITOMASI/BRIEF</text:p>
          </table:table-cell>
        </table:table-row>
        <table:table-row table:style-name="ro1">
          <table:table-cell office:value-type="float" office:value="8.17889" calcext:value-type="float">
            <text:p>8.17889</text:p>
          </table:table-cell>
          <table:table-cell office:value-type="string" calcext:value-type="string">
            <text:p>SHITOMASI/BRIE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4.0041" calcext:value-type="float">
            <text:p>14.0041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1.1687" calcext:value-type="float">
            <text:p>11.1687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1.4732" calcext:value-type="float">
            <text:p>11.4732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3.0249" calcext:value-type="float">
            <text:p>13.0249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2.2185" calcext:value-type="float">
            <text:p>12.2185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4.5777" calcext:value-type="float">
            <text:p>14.5777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3.0331" calcext:value-type="float">
            <text:p>13.0331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2.4032" calcext:value-type="float">
            <text:p>12.4032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1.7219" calcext:value-type="float">
            <text:p>11.7219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3.4726" calcext:value-type="float">
            <text:p>13.4726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1.6463" calcext:value-type="float">
            <text:p>11.6463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1.1935" calcext:value-type="float">
            <text:p>11.1935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1.713" calcext:value-type="float">
            <text:p>11.713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0.8823" calcext:value-type="float">
            <text:p>10.8823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9.8365" calcext:value-type="float">
            <text:p>9.8365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1.1729" calcext:value-type="float">
            <text:p>11.1729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11.1675" calcext:value-type="float">
            <text:p>11.1675</text:p>
          </table:table-cell>
          <table:table-cell office:value-type="string" calcext:value-type="string">
            <text:p>SHITOMASI/ORB</text:p>
          </table:table-cell>
        </table:table-row>
        <table:table-row table:style-name="ro1">
          <table:table-cell office:value-type="float" office:value="9.3659" calcext:value-type="float">
            <text:p>9.3659</text:p>
          </table:table-cell>
          <table:table-cell office:value-type="string" calcext:value-type="string">
            <text:p>SHITOMASI/OR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4.685" calcext:value-type="float">
            <text:p>14.685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2.551" calcext:value-type="float">
            <text:p>12.551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0.6766" calcext:value-type="float">
            <text:p>10.6766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2.7779" calcext:value-type="float">
            <text:p>12.7779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2.1619" calcext:value-type="float">
            <text:p>12.1619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3.7321" calcext:value-type="float">
            <text:p>13.7321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1.9179" calcext:value-type="float">
            <text:p>11.9179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2.1296" calcext:value-type="float">
            <text:p>12.1296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1.4426" calcext:value-type="float">
            <text:p>11.4426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2.7376" calcext:value-type="float">
            <text:p>12.7376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1.4304" calcext:value-type="float">
            <text:p>11.4304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2.0281" calcext:value-type="float">
            <text:p>12.0281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2.0367" calcext:value-type="float">
            <text:p>12.0367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1.6549" calcext:value-type="float">
            <text:p>11.6549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9.10272" calcext:value-type="float">
            <text:p>9.10272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1.1729" calcext:value-type="float">
            <text:p>11.1729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10.7149" calcext:value-type="float">
            <text:p>10.7149</text:p>
          </table:table-cell>
          <table:table-cell office:value-type="string" calcext:value-type="string">
            <text:p>SHITOMASI/FREAK</text:p>
          </table:table-cell>
        </table:table-row>
        <table:table-row table:style-name="ro1">
          <table:table-cell office:value-type="float" office:value="9.65154" calcext:value-type="float">
            <text:p>9.65154</text:p>
          </table:table-cell>
          <table:table-cell office:value-type="string" calcext:value-type="string">
            <text:p>SHITOMASI/FREA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3.826" calcext:value-type="float">
            <text:p>13.826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2.391" calcext:value-type="float">
            <text:p>12.391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1.4178" calcext:value-type="float">
            <text:p>11.4178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3.0809" calcext:value-type="float">
            <text:p>13.0809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2.7604" calcext:value-type="float">
            <text:p>12.7604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2.8329" calcext:value-type="float">
            <text:p>12.8329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2.0385" calcext:value-type="float">
            <text:p>12.0385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1.9753" calcext:value-type="float">
            <text:p>11.9753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3.3762" calcext:value-type="float">
            <text:p>13.3762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1.5349" calcext:value-type="float">
            <text:p>11.5349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1.5464" calcext:value-type="float">
            <text:p>11.5464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1.6839" calcext:value-type="float">
            <text:p>11.6839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1.2932" calcext:value-type="float">
            <text:p>11.2932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0.3105" calcext:value-type="float">
            <text:p>10.3105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0.347" calcext:value-type="float">
            <text:p>10.347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10.7263" calcext:value-type="float">
            <text:p>10.7263</text:p>
          </table:table-cell>
          <table:table-cell office:value-type="string" calcext:value-type="string">
            <text:p>SHITOMASI/SIFT</text:p>
          </table:table-cell>
        </table:table-row>
        <table:table-row table:style-name="ro1">
          <table:table-cell office:value-type="float" office:value="9.11772" calcext:value-type="float">
            <text:p>9.11772</text:p>
          </table:table-cell>
          <table:table-cell office:value-type="string" calcext:value-type="string">
            <text:p>SHITOMASI/SIF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2.3974" calcext:value-type="float">
            <text:p>12.3974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3.0974" calcext:value-type="float">
            <text:p>13.0974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3.2189" calcext:value-type="float">
            <text:p>13.2189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4.6389" calcext:value-type="float">
            <text:p>14.6389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1.8507" calcext:value-type="float">
            <text:p>11.8507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1.9008" calcext:value-type="float">
            <text:p>11.9008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3.6166" calcext:value-type="float">
            <text:p>13.6166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3.3597" calcext:value-type="float">
            <text:p>13.3597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1.768" calcext:value-type="float">
            <text:p>11.768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1.8227" calcext:value-type="float">
            <text:p>11.8227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0.9532" calcext:value-type="float">
            <text:p>10.9532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1.5971" calcext:value-type="float">
            <text:p>11.5971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2.5802" calcext:value-type="float">
            <text:p>12.5802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8.43655" calcext:value-type="float">
            <text:p>8.43655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11.3526" calcext:value-type="float">
            <text:p>11.3526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1.9191" calcext:value-type="float">
            <text:p>11.9191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6.5229" calcext:value-type="float">
            <text:p>16.5229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3.2483" calcext:value-type="float">
            <text:p>13.2483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5.578" calcext:value-type="float">
            <text:p>15.578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21.9431" calcext:value-type="float">
            <text:p>21.9431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3.0386" calcext:value-type="float">
            <text:p>13.0386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2.7507" calcext:value-type="float">
            <text:p>12.7507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2.5838" calcext:value-type="float">
            <text:p>12.5838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1.4706" calcext:value-type="float">
            <text:p>11.4706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3.6877" calcext:value-type="float">
            <text:p>13.6877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3.3076" calcext:value-type="float">
            <text:p>13.3076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1.2358" calcext:value-type="float">
            <text:p>11.2358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1.6739" calcext:value-type="float">
            <text:p>11.6739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1.0226" calcext:value-type="float">
            <text:p>11.0226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2.4804" calcext:value-type="float">
            <text:p>12.4804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2.5802" calcext:value-type="float">
            <text:p>12.5802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8.12053" calcext:value-type="float">
            <text:p>8.12053</text:p>
          </table:table-cell>
          <table:table-cell office:value-type="string" calcext:value-type="string">
            <text:p>FAST/BRIEF</text:p>
          </table:table-cell>
        </table:table-row>
        <table:table-row table:style-name="ro1">
          <table:table-cell office:value-type="float" office:value="11.1869" calcext:value-type="float">
            <text:p>11.1869</text:p>
          </table:table-cell>
          <table:table-cell office:value-type="string" calcext:value-type="string">
            <text:p>FAST/BRIE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1.9993" calcext:value-type="float">
            <text:p>11.9993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2.6092" calcext:value-type="float">
            <text:p>12.6092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3.1588" calcext:value-type="float">
            <text:p>13.1588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4.9264" calcext:value-type="float">
            <text:p>14.9264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26.6881" calcext:value-type="float">
            <text:p>26.6881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2.5206" calcext:value-type="float">
            <text:p>12.5206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4.6546" calcext:value-type="float">
            <text:p>14.6546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2.1861" calcext:value-type="float">
            <text:p>12.1861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1.8554" calcext:value-type="float">
            <text:p>11.8554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3.8688" calcext:value-type="float">
            <text:p>13.8688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3.3411" calcext:value-type="float">
            <text:p>13.3411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1.7458" calcext:value-type="float">
            <text:p>11.7458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2.1467" calcext:value-type="float">
            <text:p>12.1467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1.6907" calcext:value-type="float">
            <text:p>11.6907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1.1923" calcext:value-type="float">
            <text:p>11.1923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2.2638" calcext:value-type="float">
            <text:p>12.2638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9.41431" calcext:value-type="float">
            <text:p>9.41431</text:p>
          </table:table-cell>
          <table:table-cell office:value-type="string" calcext:value-type="string">
            <text:p>FAST/ORB</text:p>
          </table:table-cell>
        </table:table-row>
        <table:table-row table:style-name="ro1">
          <table:table-cell office:value-type="float" office:value="11.1303" calcext:value-type="float">
            <text:p>11.1303</text:p>
          </table:table-cell>
          <table:table-cell office:value-type="string" calcext:value-type="string">
            <text:p>FAST/OR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2.1008" calcext:value-type="float">
            <text:p>12.1008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27.2499" calcext:value-type="float">
            <text:p>27.2499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2.9816" calcext:value-type="float">
            <text:p>12.9816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4.1065" calcext:value-type="float">
            <text:p>14.1065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21.8316" calcext:value-type="float">
            <text:p>21.8316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2.4718" calcext:value-type="float">
            <text:p>12.4718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5.0464" calcext:value-type="float">
            <text:p>15.0464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1.342" calcext:value-type="float">
            <text:p>11.342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2.1132" calcext:value-type="float">
            <text:p>12.1132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2.5574" calcext:value-type="float">
            <text:p>12.5574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2.9992" calcext:value-type="float">
            <text:p>12.9992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1.4706" calcext:value-type="float">
            <text:p>11.4706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1.958" calcext:value-type="float">
            <text:p>11.958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0.7149" calcext:value-type="float">
            <text:p>10.7149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1.3869" calcext:value-type="float">
            <text:p>11.3869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2.095" calcext:value-type="float">
            <text:p>12.095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8.53165" calcext:value-type="float">
            <text:p>8.53165</text:p>
          </table:table-cell>
          <table:table-cell office:value-type="string" calcext:value-type="string">
            <text:p>FAST/FREAK</text:p>
          </table:table-cell>
        </table:table-row>
        <table:table-row table:style-name="ro1">
          <table:table-cell office:value-type="float" office:value="11.7604" calcext:value-type="float">
            <text:p>11.7604</text:p>
          </table:table-cell>
          <table:table-cell office:value-type="string" calcext:value-type="string">
            <text:p>FAST/FREA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2.1418" calcext:value-type="float">
            <text:p>12.1418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2.959" calcext:value-type="float">
            <text:p>12.959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3.1763" calcext:value-type="float">
            <text:p>13.1763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4.2541" calcext:value-type="float">
            <text:p>14.2541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30.6117" calcext:value-type="float">
            <text:p>30.6117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3.1719" calcext:value-type="float">
            <text:p>13.1719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5.5783" calcext:value-type="float">
            <text:p>15.5783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2.6222" calcext:value-type="float">
            <text:p>12.6222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2.3176" calcext:value-type="float">
            <text:p>12.3176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3.7055" calcext:value-type="float">
            <text:p>13.7055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2.5157" calcext:value-type="float">
            <text:p>12.5157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1.6247" calcext:value-type="float">
            <text:p>11.6247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2.1502" calcext:value-type="float">
            <text:p>12.1502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1.528" calcext:value-type="float">
            <text:p>11.528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0.9421" calcext:value-type="float">
            <text:p>10.9421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11.7661" calcext:value-type="float">
            <text:p>11.7661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7.69968" calcext:value-type="float">
            <text:p>7.69968</text:p>
          </table:table-cell>
          <table:table-cell office:value-type="string" calcext:value-type="string">
            <text:p>FAST/SIFT</text:p>
          </table:table-cell>
        </table:table-row>
        <table:table-row table:style-name="ro1">
          <table:table-cell office:value-type="float" office:value="9.322" calcext:value-type="float">
            <text:p>9.322</text:p>
          </table:table-cell>
          <table:table-cell office:value-type="string" calcext:value-type="string">
            <text:p>FAST/SIF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1.7326" calcext:value-type="float">
            <text:p>11.7326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5.4346" calcext:value-type="float">
            <text:p>15.4346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1.6561" calcext:value-type="float">
            <text:p>11.6561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5.5277" calcext:value-type="float">
            <text:p>15.5277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24.5748" calcext:value-type="float">
            <text:p>24.5748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3.7153" calcext:value-type="float">
            <text:p>13.7153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6.6538" calcext:value-type="float">
            <text:p>16.6538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6.1661" calcext:value-type="float">
            <text:p>16.1661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4.1378" calcext:value-type="float">
            <text:p>14.1378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2.0746" calcext:value-type="float">
            <text:p>12.0746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1.7735" calcext:value-type="float">
            <text:p>11.7735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0.6118" calcext:value-type="float">
            <text:p>10.6118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2.3623" calcext:value-type="float">
            <text:p>12.3623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0.9601" calcext:value-type="float">
            <text:p>10.9601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1.3567" calcext:value-type="float">
            <text:p>11.3567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0.5206" calcext:value-type="float">
            <text:p>10.5206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9.65973" calcext:value-type="float">
            <text:p>9.65973</text:p>
          </table:table-cell>
          <table:table-cell office:value-type="string" calcext:value-type="string">
            <text:p>BRISK/BRISK</text:p>
          </table:table-cell>
        </table:table-row>
        <table:table-row table:style-name="ro1">
          <table:table-cell office:value-type="float" office:value="10.8755" calcext:value-type="float">
            <text:p>10.8755</text:p>
          </table:table-cell>
          <table:table-cell office:value-type="string" calcext:value-type="string">
            <text:p>BRISK/BRIS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3.4716" calcext:value-type="float">
            <text:p>13.4716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8.7134" calcext:value-type="float">
            <text:p>18.7134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2.0891" calcext:value-type="float">
            <text:p>12.0891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22.6039" calcext:value-type="float">
            <text:p>22.6039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22.5928" calcext:value-type="float">
            <text:p>22.5928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7.4977" calcext:value-type="float">
            <text:p>17.4977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5.3993" calcext:value-type="float">
            <text:p>15.3993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9.2811" calcext:value-type="float">
            <text:p>19.2811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4.4985" calcext:value-type="float">
            <text:p>14.4985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1.2786" calcext:value-type="float">
            <text:p>11.2786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1.8932" calcext:value-type="float">
            <text:p>11.8932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3.9741" calcext:value-type="float">
            <text:p>13.9741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2.5249" calcext:value-type="float">
            <text:p>12.5249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1.3996" calcext:value-type="float">
            <text:p>11.3996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0.8988" calcext:value-type="float">
            <text:p>10.8988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1.7867" calcext:value-type="float">
            <text:p>11.7867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0.4653" calcext:value-type="float">
            <text:p>10.4653</text:p>
          </table:table-cell>
          <table:table-cell office:value-type="string" calcext:value-type="string">
            <text:p>BRISK/BRIEF</text:p>
          </table:table-cell>
        </table:table-row>
        <table:table-row table:style-name="ro1">
          <table:table-cell office:value-type="float" office:value="10.2629" calcext:value-type="float">
            <text:p>10.2629</text:p>
          </table:table-cell>
          <table:table-cell office:value-type="string" calcext:value-type="string">
            <text:p>BRISK/BRIE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1.6486" calcext:value-type="float">
            <text:p>11.6486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3.8862" calcext:value-type="float">
            <text:p>13.8862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2.7657" calcext:value-type="float">
            <text:p>12.7657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7.6126" calcext:value-type="float">
            <text:p>17.6126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8.3703" calcext:value-type="float">
            <text:p>18.3703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5.475" calcext:value-type="float">
            <text:p>15.475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4.2103" calcext:value-type="float">
            <text:p>14.2103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5.3707" calcext:value-type="float">
            <text:p>15.3707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4.2959" calcext:value-type="float">
            <text:p>14.2959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1.1141" calcext:value-type="float">
            <text:p>11.1141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2.6888" calcext:value-type="float">
            <text:p>12.6888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1.1383" calcext:value-type="float">
            <text:p>11.1383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1.3675" calcext:value-type="float">
            <text:p>11.3675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0.7272" calcext:value-type="float">
            <text:p>10.7272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2.9982" calcext:value-type="float">
            <text:p>12.9982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1.3531" calcext:value-type="float">
            <text:p>11.3531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9.82769" calcext:value-type="float">
            <text:p>9.82769</text:p>
          </table:table-cell>
          <table:table-cell office:value-type="string" calcext:value-type="string">
            <text:p>BRISK/ORB</text:p>
          </table:table-cell>
        </table:table-row>
        <table:table-row table:style-name="ro1">
          <table:table-cell office:value-type="float" office:value="11.4731" calcext:value-type="float">
            <text:p>11.4731</text:p>
          </table:table-cell>
          <table:table-cell office:value-type="string" calcext:value-type="string">
            <text:p>BRISK/OR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4.3071" calcext:value-type="float">
            <text:p>14.3071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20.0211" calcext:value-type="float">
            <text:p>20.0211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3.6544" calcext:value-type="float">
            <text:p>13.6544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2.9403" calcext:value-type="float">
            <text:p>12.9403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22.2295" calcext:value-type="float">
            <text:p>22.2295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4.6789" calcext:value-type="float">
            <text:p>14.6789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4.203" calcext:value-type="float">
            <text:p>14.203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7.7073" calcext:value-type="float">
            <text:p>17.7073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7.1171" calcext:value-type="float">
            <text:p>17.1171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4.0138" calcext:value-type="float">
            <text:p>14.0138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2.1898" calcext:value-type="float">
            <text:p>12.1898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1.9372" calcext:value-type="float">
            <text:p>11.9372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2.1791" calcext:value-type="float">
            <text:p>12.1791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1.8545" calcext:value-type="float">
            <text:p>11.8545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2.137" calcext:value-type="float">
            <text:p>12.137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9.88535" calcext:value-type="float">
            <text:p>9.88535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8.40408" calcext:value-type="float">
            <text:p>8.40408</text:p>
          </table:table-cell>
          <table:table-cell office:value-type="string" calcext:value-type="string">
            <text:p>BRISK/FREAK</text:p>
          </table:table-cell>
        </table:table-row>
        <table:table-row table:style-name="ro1">
          <table:table-cell office:value-type="float" office:value="10.6691" calcext:value-type="float">
            <text:p>10.6691</text:p>
          </table:table-cell>
          <table:table-cell office:value-type="string" calcext:value-type="string">
            <text:p>BRISK/FREA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3.1566" calcext:value-type="float">
            <text:p>13.1566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3.6507" calcext:value-type="float">
            <text:p>13.6507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5.4827" calcext:value-type="float">
            <text:p>15.4827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0.9374" calcext:value-type="float">
            <text:p>10.9374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26.7788" calcext:value-type="float">
            <text:p>26.7788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3.8812" calcext:value-type="float">
            <text:p>13.8812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3.4305" calcext:value-type="float">
            <text:p>13.4305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7.8503" calcext:value-type="float">
            <text:p>17.8503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5.0554" calcext:value-type="float">
            <text:p>15.0554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3.0242" calcext:value-type="float">
            <text:p>13.0242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2.0678" calcext:value-type="float">
            <text:p>12.0678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2.9619" calcext:value-type="float">
            <text:p>12.9619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2.4028" calcext:value-type="float">
            <text:p>12.4028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0.5627" calcext:value-type="float">
            <text:p>10.5627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3.3384" calcext:value-type="float">
            <text:p>13.3384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1.3584" calcext:value-type="float">
            <text:p>11.3584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9.43509" calcext:value-type="float">
            <text:p>9.43509</text:p>
          </table:table-cell>
          <table:table-cell office:value-type="string" calcext:value-type="string">
            <text:p>BRISK/SIFT</text:p>
          </table:table-cell>
        </table:table-row>
        <table:table-row table:style-name="ro1">
          <table:table-cell office:value-type="float" office:value="12.0675" calcext:value-type="float">
            <text:p>12.0675</text:p>
          </table:table-cell>
          <table:table-cell office:value-type="string" calcext:value-type="string">
            <text:p>BRISK/SIF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5.7403" calcext:value-type="float">
            <text:p>15.7403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10.9911" calcext:value-type="float">
            <text:p>10.9911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12.8111" calcext:value-type="float">
            <text:p>12.8111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18.5274" calcext:value-type="float">
            <text:p>18.5274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8.90627" calcext:value-type="float">
            <text:p>8.90627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7.61216" calcext:value-type="float">
            <text:p>7.61216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13.2776" calcext:value-type="float">
            <text:p>13.2776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15.8889" calcext:value-type="float">
            <text:p>15.8889</text:p>
          </table:table-cell>
          <table:table-cell office:value-type="string" calcext:value-type="string">
            <text:p>ORB/BRISK</text:p>
          </table:table-cell>
        </table:table-row>
        <table:table-row table:style-name="ro1">
          <table:table-cell office:value-type="float" office:value="26.1823" calcext:value-type="float">
            <text:p>26.1823</text:p>
          </table:table-cell>
          <table:table-cell office:value-type="string" calcext:value-type="string">
            <text:p>ORB/BRISK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25.1435" calcext:value-type="float">
            <text:p>25.1435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7.9177" calcext:value-type="float">
            <text:p>17.9177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20.322" calcext:value-type="float">
            <text:p>20.322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5.1895" calcext:value-type="float">
            <text:p>15.1895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0.8171" calcext:value-type="float">
            <text:p>10.8171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0.2957" calcext:value-type="float">
            <text:p>10.2957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21.8476" calcext:value-type="float">
            <text:p>21.8476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3.918" calcext:value-type="float">
            <text:p>13.918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9.599" calcext:value-type="float">
            <text:p>9.599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3.7016" calcext:value-type="float">
            <text:p>13.7016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5.4701" calcext:value-type="float">
            <text:p>15.4701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8.3749" calcext:value-type="float">
            <text:p>18.3749</text:p>
          </table:table-cell>
          <table:table-cell office:value-type="string" calcext:value-type="string">
            <text:p>ORB/BRIEF</text:p>
          </table:table-cell>
        </table:table-row>
        <table:table-row table:style-name="ro1">
          <table:table-cell office:value-type="float" office:value="15.6601" calcext:value-type="float">
            <text:p>15.6601</text:p>
          </table:table-cell>
          <table:table-cell office:value-type="string" calcext:value-type="string">
            <text:p>ORB/BRIEF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4.2428" calcext:value-type="float">
            <text:p>14.2428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9.69856" calcext:value-type="float">
            <text:p>9.69856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13.3665" calcext:value-type="float">
            <text:p>13.3665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15.1527" calcext:value-type="float">
            <text:p>15.1527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10.1178" calcext:value-type="float">
            <text:p>10.1178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12.8214" calcext:value-type="float">
            <text:p>12.8214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11.337" calcext:value-type="float">
            <text:p>11.337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9.78779" calcext:value-type="float">
            <text:p>9.78779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14.6353" calcext:value-type="float">
            <text:p>14.6353</text:p>
          </table:table-cell>
          <table:table-cell office:value-type="string" calcext:value-type="string">
            <text:p>ORB/ORB</text:p>
          </table:table-cell>
        </table:table-row>
        <table:table-row table:style-name="ro1">
          <table:table-cell office:value-type="float" office:value="24.1598" calcext:value-type="float">
            <text:p>24.1598</text:p>
          </table:table-cell>
          <table:table-cell office:value-type="string" calcext:value-type="string">
            <text:p>ORB/OR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22.2141" calcext:value-type="float">
            <text:p>22.2141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9.12145" calcext:value-type="float">
            <text:p>9.12145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13.1669" calcext:value-type="float">
            <text:p>13.1669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12.9332" calcext:value-type="float">
            <text:p>12.9332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7.95601" calcext:value-type="float">
            <text:p>7.95601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9.12783" calcext:value-type="float">
            <text:p>9.12783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13.5742" calcext:value-type="float">
            <text:p>13.5742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9.61341" calcext:value-type="float">
            <text:p>9.61341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14.4546" calcext:value-type="float">
            <text:p>14.4546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office:value-type="float" office:value="9.45581" calcext:value-type="float">
            <text:p>9.45581</text:p>
          </table:table-cell>
          <table:table-cell office:value-type="string" calcext:value-type="string">
            <text:p>ORB/SIF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1.9284" calcext:value-type="float">
            <text:p>11.9284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3.9318" calcext:value-type="float">
            <text:p>13.9318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3.0918" calcext:value-type="float">
            <text:p>13.0918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3.9751" calcext:value-type="float">
            <text:p>13.9751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4.8158" calcext:value-type="float">
            <text:p>14.8158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4.5828" calcext:value-type="float">
            <text:p>14.5828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5.6477" calcext:value-type="float">
            <text:p>15.6477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3.6066" calcext:value-type="float">
            <text:p>13.6066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3.5402" calcext:value-type="float">
            <text:p>13.5402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1.6098" calcext:value-type="float">
            <text:p>11.6098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2.4365" calcext:value-type="float">
            <text:p>12.4365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0.4299" calcext:value-type="float">
            <text:p>10.4299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0.2485" calcext:value-type="float">
            <text:p>10.2485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0.0125" calcext:value-type="float">
            <text:p>10.0125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9.80511" calcext:value-type="float">
            <text:p>9.80511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10.1462" calcext:value-type="float">
            <text:p>10.1462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9.12927" calcext:value-type="float">
            <text:p>9.12927</text:p>
          </table:table-cell>
          <table:table-cell office:value-type="string" calcext:value-type="string">
            <text:p>AKAZE/BRISK</text:p>
          </table:table-cell>
        </table:table-row>
        <table:table-row table:style-name="ro1">
          <table:table-cell office:value-type="float" office:value="8.87028" calcext:value-type="float">
            <text:p>8.87028</text:p>
          </table:table-cell>
          <table:table-cell office:value-type="string" calcext:value-type="string">
            <text:p>AKAZE/BRIS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2.8396" calcext:value-type="float">
            <text:p>12.8396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4.6098" calcext:value-type="float">
            <text:p>14.6098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2.9549" calcext:value-type="float">
            <text:p>12.9549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4.2765" calcext:value-type="float">
            <text:p>14.2765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4.6341" calcext:value-type="float">
            <text:p>14.6341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3.1005" calcext:value-type="float">
            <text:p>13.1005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5.8676" calcext:value-type="float">
            <text:p>15.8676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4.2304" calcext:value-type="float">
            <text:p>14.2304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3.8949" calcext:value-type="float">
            <text:p>13.8949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1.8871" calcext:value-type="float">
            <text:p>11.8871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2.7506" calcext:value-type="float">
            <text:p>12.7506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1.1375" calcext:value-type="float">
            <text:p>11.1375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0.1268" calcext:value-type="float">
            <text:p>10.1268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0.1417" calcext:value-type="float">
            <text:p>10.1417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9.54661" calcext:value-type="float">
            <text:p>9.54661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10.0024" calcext:value-type="float">
            <text:p>10.0024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9.35771" calcext:value-type="float">
            <text:p>9.35771</text:p>
          </table:table-cell>
          <table:table-cell office:value-type="string" calcext:value-type="string">
            <text:p>AKAZE/BRIEF</text:p>
          </table:table-cell>
        </table:table-row>
        <table:table-row table:style-name="ro1">
          <table:table-cell office:value-type="float" office:value="9.10732" calcext:value-type="float">
            <text:p>9.10732</text:p>
          </table:table-cell>
          <table:table-cell office:value-type="string" calcext:value-type="string">
            <text:p>AKAZE/BRIE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2.4473" calcext:value-type="float">
            <text:p>12.4473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4.289" calcext:value-type="float">
            <text:p>14.289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3.1993" calcext:value-type="float">
            <text:p>13.1993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4.492" calcext:value-type="float">
            <text:p>14.492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5.5771" calcext:value-type="float">
            <text:p>15.5771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3.8896" calcext:value-type="float">
            <text:p>13.8896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5.4777" calcext:value-type="float">
            <text:p>15.4777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3.8943" calcext:value-type="float">
            <text:p>13.8943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2.862" calcext:value-type="float">
            <text:p>12.862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1.5345" calcext:value-type="float">
            <text:p>11.5345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2.2124" calcext:value-type="float">
            <text:p>12.2124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1.6407" calcext:value-type="float">
            <text:p>11.6407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0.3632" calcext:value-type="float">
            <text:p>10.3632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0.5035" calcext:value-type="float">
            <text:p>10.5035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10.1483" calcext:value-type="float">
            <text:p>10.1483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9.91571" calcext:value-type="float">
            <text:p>9.91571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8.7267" calcext:value-type="float">
            <text:p>8.7267</text:p>
          </table:table-cell>
          <table:table-cell office:value-type="string" calcext:value-type="string">
            <text:p>AKAZE/ORB</text:p>
          </table:table-cell>
        </table:table-row>
        <table:table-row table:style-name="ro1">
          <table:table-cell office:value-type="float" office:value="8.68845" calcext:value-type="float">
            <text:p>8.68845</text:p>
          </table:table-cell>
          <table:table-cell office:value-type="string" calcext:value-type="string">
            <text:p>AKAZE/ORB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2.4936" calcext:value-type="float">
            <text:p>12.4936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3.7924" calcext:value-type="float">
            <text:p>13.7924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2.8667" calcext:value-type="float">
            <text:p>12.8667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4.2011" calcext:value-type="float">
            <text:p>14.2011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5.1838" calcext:value-type="float">
            <text:p>15.1838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3.6901" calcext:value-type="float">
            <text:p>13.6901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5.2052" calcext:value-type="float">
            <text:p>15.2052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4.0457" calcext:value-type="float">
            <text:p>14.0457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3.5902" calcext:value-type="float">
            <text:p>13.5902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1.5518" calcext:value-type="float">
            <text:p>11.5518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2.1541" calcext:value-type="float">
            <text:p>12.1541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1.0543" calcext:value-type="float">
            <text:p>11.0543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1.0477" calcext:value-type="float">
            <text:p>11.0477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0.604" calcext:value-type="float">
            <text:p>10.604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10.2109" calcext:value-type="float">
            <text:p>10.2109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9.83608" calcext:value-type="float">
            <text:p>9.83608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9.00085" calcext:value-type="float">
            <text:p>9.00085</text:p>
          </table:table-cell>
          <table:table-cell office:value-type="string" calcext:value-type="string">
            <text:p>AKAZE/AKAZE</text:p>
          </table:table-cell>
        </table:table-row>
        <table:table-row table:style-name="ro1">
          <table:table-cell office:value-type="float" office:value="8.84113" calcext:value-type="float">
            <text:p>8.84113</text:p>
          </table:table-cell>
          <table:table-cell office:value-type="string" calcext:value-type="string">
            <text:p>AKAZE/AKAZ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2.2391" calcext:value-type="float">
            <text:p>12.2391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3.3431" calcext:value-type="float">
            <text:p>13.3431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3.3166" calcext:value-type="float">
            <text:p>13.3166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3.6765" calcext:value-type="float">
            <text:p>13.6765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4.2451" calcext:value-type="float">
            <text:p>14.2451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3.8903" calcext:value-type="float">
            <text:p>13.8903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5.0752" calcext:value-type="float">
            <text:p>15.0752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4.022" calcext:value-type="float">
            <text:p>14.022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3.4975" calcext:value-type="float">
            <text:p>13.4975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1.5855" calcext:value-type="float">
            <text:p>11.5855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1.9997" calcext:value-type="float">
            <text:p>11.9997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0.4737" calcext:value-type="float">
            <text:p>10.4737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10.5214" calcext:value-type="float">
            <text:p>10.5214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9.35333" calcext:value-type="float">
            <text:p>9.35333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9.23927" calcext:value-type="float">
            <text:p>9.23927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9.97651" calcext:value-type="float">
            <text:p>9.97651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9.44134" calcext:value-type="float">
            <text:p>9.44134</text:p>
          </table:table-cell>
          <table:table-cell office:value-type="string" calcext:value-type="string">
            <text:p>AKAZE/FREAK</text:p>
          </table:table-cell>
        </table:table-row>
        <table:table-row table:style-name="ro1">
          <table:table-cell office:value-type="float" office:value="8.50539" calcext:value-type="float">
            <text:p>8.50539</text:p>
          </table:table-cell>
          <table:table-cell office:value-type="string" calcext:value-type="string">
            <text:p>AKAZE/FREA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2.7528" calcext:value-type="float">
            <text:p>12.7528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3.9237" calcext:value-type="float">
            <text:p>13.9237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2.9725" calcext:value-type="float">
            <text:p>12.9725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4.0404" calcext:value-type="float">
            <text:p>14.0404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4.8486" calcext:value-type="float">
            <text:p>14.8486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3.8196" calcext:value-type="float">
            <text:p>13.8196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5.3947" calcext:value-type="float">
            <text:p>15.3947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3.7571" calcext:value-type="float">
            <text:p>13.7571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4.0132" calcext:value-type="float">
            <text:p>14.0132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1.6323" calcext:value-type="float">
            <text:p>11.6323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2.215" calcext:value-type="float">
            <text:p>12.215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0.6655" calcext:value-type="float">
            <text:p>10.6655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1.0654" calcext:value-type="float">
            <text:p>11.0654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0.7112" calcext:value-type="float">
            <text:p>10.7112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10.2325" calcext:value-type="float">
            <text:p>10.2325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9.87051" calcext:value-type="float">
            <text:p>9.87051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9.23272" calcext:value-type="float">
            <text:p>9.23272</text:p>
          </table:table-cell>
          <table:table-cell office:value-type="string" calcext:value-type="string">
            <text:p>AKAZE/SIFT</text:p>
          </table:table-cell>
        </table:table-row>
        <table:table-row table:style-name="ro1">
          <table:table-cell office:value-type="float" office:value="9.02521" calcext:value-type="float">
            <text:p>9.02521</text:p>
          </table:table-cell>
          <table:table-cell office:value-type="string" calcext:value-type="string">
            <text:p>AKAZE/SIF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1.1236" calcext:value-type="float">
            <text:p>11.1236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3.2753" calcext:value-type="float">
            <text:p>13.2753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3.0848" calcext:value-type="float">
            <text:p>13.0848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8.4943" calcext:value-type="float">
            <text:p>18.4943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2.7731" calcext:value-type="float">
            <text:p>12.7731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2.7928" calcext:value-type="float">
            <text:p>12.7928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3.1338" calcext:value-type="float">
            <text:p>13.1338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4.2816" calcext:value-type="float">
            <text:p>14.2816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2.8467" calcext:value-type="float">
            <text:p>12.8467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0.5046" calcext:value-type="float">
            <text:p>10.5046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1.1136" calcext:value-type="float">
            <text:p>11.1136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0.6221" calcext:value-type="float">
            <text:p>10.6221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9.50899" calcext:value-type="float">
            <text:p>9.50899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10.6617" calcext:value-type="float">
            <text:p>10.6617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9.42478" calcext:value-type="float">
            <text:p>9.42478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9.11045" calcext:value-type="float">
            <text:p>9.11045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8.61572" calcext:value-type="float">
            <text:p>8.61572</text:p>
          </table:table-cell>
          <table:table-cell office:value-type="string" calcext:value-type="string">
            <text:p>SIFT/SIFT</text:p>
          </table:table-cell>
        </table:table-row>
        <table:table-row table:style-name="ro1">
          <table:table-cell office:value-type="float" office:value="8.77684" calcext:value-type="float">
            <text:p>8.77684</text:p>
          </table:table-cell>
          <table:table-cell office:value-type="string" calcext:value-type="string">
            <text:p>SIFT/SIF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2.0649" calcext:value-type="float">
            <text:p>12.0649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2.5714" calcext:value-type="float">
            <text:p>12.5714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3.5213" calcext:value-type="float">
            <text:p>13.5213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20.3621" calcext:value-type="float">
            <text:p>20.3621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3.7045" calcext:value-type="float">
            <text:p>13.7045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1.6702" calcext:value-type="float">
            <text:p>11.6702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2.8721" calcext:value-type="float">
            <text:p>12.8721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6.2259" calcext:value-type="float">
            <text:p>16.2259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2.6858" calcext:value-type="float">
            <text:p>12.6858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0.0857" calcext:value-type="float">
            <text:p>10.0857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1.2492" calcext:value-type="float">
            <text:p>11.2492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0.4678" calcext:value-type="float">
            <text:p>10.4678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9.19561" calcext:value-type="float">
            <text:p>9.19561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10.1224" calcext:value-type="float">
            <text:p>10.1224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9.31094" calcext:value-type="float">
            <text:p>9.31094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8.93934" calcext:value-type="float">
            <text:p>8.93934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8.68319" calcext:value-type="float">
            <text:p>8.68319</text:p>
          </table:table-cell>
          <table:table-cell office:value-type="string" calcext:value-type="string">
            <text:p>SIFT/BRIEF</text:p>
          </table:table-cell>
        </table:table-row>
        <table:table-row table:style-name="ro1">
          <table:table-cell office:value-type="float" office:value="8.81472" calcext:value-type="float">
            <text:p>8.81472</text:p>
          </table:table-cell>
          <table:table-cell office:value-type="string" calcext:value-type="string">
            <text:p>SIFT/BRIE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TC Camera</text:p>
          </table:table-cell>
          <table:table-cell office:value-type="string" calcext:value-type="string">
            <text:p>Detector/Descriptor pair</text:p>
          </table:table-cell>
        </table:table-row>
        <table:table-row table:style-name="ro1">
          <table:table-cell office:value-type="float" office:value="11.3744" calcext:value-type="float">
            <text:p>11.3744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2.7516" calcext:value-type="float">
            <text:p>12.7516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3.0664" calcext:value-type="float">
            <text:p>13.0664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7.9992" calcext:value-type="float">
            <text:p>17.9992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2.7954" calcext:value-type="float">
            <text:p>12.7954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1.0871" calcext:value-type="float">
            <text:p>11.0871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3.3351" calcext:value-type="float">
            <text:p>13.3351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2.5371" calcext:value-type="float">
            <text:p>12.5371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4.298" calcext:value-type="float">
            <text:p>14.298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0.082" calcext:value-type="float">
            <text:p>10.082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0.8297" calcext:value-type="float">
            <text:p>10.8297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10.5963" calcext:value-type="float">
            <text:p>10.5963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9.23419" calcext:value-type="float">
            <text:p>9.23419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9.39924" calcext:value-type="float">
            <text:p>9.39924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8.81294" calcext:value-type="float">
            <text:p>8.81294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8.78723" calcext:value-type="float">
            <text:p>8.78723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8.63734" calcext:value-type="float">
            <text:p>8.63734</text:p>
          </table:table-cell>
          <table:table-cell office:value-type="string" calcext:value-type="string">
            <text:p>SIFT/FREAK</text:p>
          </table:table-cell>
        </table:table-row>
        <table:table-row table:style-name="ro1">
          <table:table-cell office:value-type="float" office:value="8.95725" calcext:value-type="float">
            <text:p>8.95725</text:p>
          </table:table-cell>
          <table:table-cell office:value-type="string" calcext:value-type="string">
            <text:p>SIFT/FRE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6T15:57:12.912694723</dc:date>
    <meta:editing-duration>PT13M27S</meta:editing-duration>
    <meta:editing-cycles>3</meta:editing-cycles>
    <meta:generator>LibreOffice/6.0.7.3$Linux_X86_64 LibreOffice_project/00m0$Build-3</meta:generator>
    <meta:document-statistic meta:table-count="1" meta:cell-count="1010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145cm" svg:height="9.005cm" xlink:href=".." xlink:type="simple" chart:class="chart:scatter" chart:style-name="ch1">
        <chart:legend chart:legend-position="end" svg:x="12.843cm" svg:y="4.203cm" style:legend-expansion="high" chart:style-name="ch2"/>
        <chart:plot-area chart:style-name="ch3" table:cell-range-address="ttcCamera.A1:ttcCamera.A19" chart:data-source-has-labels="row" svg:x="0.322cm" svg:y="0.18cm" svg:width="12.199cm" svg:height="8.645cm">
          <chartooo:coordinate-region svg:x="0.758cm" svg:y="0.379cm" svg:width="11.39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2:ttcCamera.A19" chart:label-cell-address="ttcCamera.A1:ttcCamera.A1" chart:class="chart:scatter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1:ttcCamera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0745">
                <text:p>14.0745</text:p>
                <draw:g>
                  <svg:desc>ttcCamera.A2:ttcCamera.A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4656">
                <text:p>12.4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398">
                <text:p>12.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4414">
                <text:p>12.4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9945">
                <text:p>12.9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635">
                <text:p>11.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5249">
                <text:p>13.52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285">
                <text:p>11.2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5328">
                <text:p>13.5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4647">
                <text:p>11.46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7855">
                <text:p>11.7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376">
                <text:p>11.3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9928">
                <text:p>10.9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76794">
                <text:p>8.76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93326">
                <text:p>9.93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3018">
                <text:p>11.3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7508">
                <text:p>8.77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190:ttcCamera.A207" chart:data-source-has-labels="row" svg:x="0.32cm" svg:y="0.18cm" svg:width="12.065cm" svg:height="8.645cm">
          <chartooo:coordinate-region svg:x="0.941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191:ttcCamera.A207" chart:label-cell-address="ttcCamera.A190:ttcCamera.A190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190:ttcCamera.A1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1418">
                <text:p>12.1418</text:p>
                <draw:g>
                  <svg:desc>ttcCamera.A191:ttcCamera.A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959">
                <text:p>12.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763">
                <text:p>13.1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2541">
                <text:p>14.2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6117">
                <text:p>30.6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1719">
                <text:p>13.1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5783">
                <text:p>15.5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6222">
                <text:p>12.6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176">
                <text:p>12.3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7055">
                <text:p>13.7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157">
                <text:p>12.51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6247">
                <text:p>11.6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1502">
                <text:p>12.15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528">
                <text:p>11.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9421">
                <text:p>10.94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7661">
                <text:p>11.7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9968">
                <text:p>7.6996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211:ttcCamera.A229" chart:data-source-has-labels="row" svg:x="0.32cm" svg:y="0.18cm" svg:width="12.065cm" svg:height="8.645cm">
          <chartooo:coordinate-region svg:x="0.941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212:ttcCamera.A229" chart:label-cell-address="ttcCamera.A211:ttcCamera.A21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211:ttcCamera.A2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7326">
                <text:p>11.7326</text:p>
                <draw:g>
                  <svg:desc>ttcCamera.A212:ttcCamera.A2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4346">
                <text:p>15.4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6561">
                <text:p>11.65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5277">
                <text:p>15.5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5748">
                <text:p>24.5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7153">
                <text:p>13.7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6538">
                <text:p>16.6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1661">
                <text:p>16.1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378">
                <text:p>14.1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0746">
                <text:p>12.0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7735">
                <text:p>11.7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6118">
                <text:p>10.6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3623">
                <text:p>12.36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9601">
                <text:p>10.9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3567">
                <text:p>11.3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206">
                <text:p>10.52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65973">
                <text:p>9.659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8755">
                <text:p>10.875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232:ttcCamera.A250" chart:data-source-has-labels="row" svg:x="0.32cm" svg:y="0.18cm" svg:width="12.065cm" svg:height="8.645cm">
          <chartooo:coordinate-region svg:x="0.941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233:ttcCamera.A250" chart:label-cell-address="ttcCamera.A232:ttcCamera.A23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232:ttcCamera.A2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716">
                <text:p>13.4716</text:p>
                <draw:g>
                  <svg:desc>ttcCamera.A233:ttcCamera.A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134">
                <text:p>18.7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0891">
                <text:p>12.0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6039">
                <text:p>22.6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5928">
                <text:p>22.5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4977">
                <text:p>17.4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3993">
                <text:p>15.3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2811">
                <text:p>19.2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4985">
                <text:p>14.4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2786">
                <text:p>11.2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8932">
                <text:p>11.8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9741">
                <text:p>13.97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5249">
                <text:p>12.5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996">
                <text:p>11.3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8988">
                <text:p>10.8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7867">
                <text:p>11.7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4653">
                <text:p>10.4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629">
                <text:p>10.262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253:ttcCamera.A270" chart:data-source-has-labels="row" svg:x="0.32cm" svg:y="0.18cm" svg:width="12.065cm" svg:height="8.645cm">
          <chartooo:coordinate-region svg:x="0.756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254:ttcCamera.A270" chart:label-cell-address="ttcCamera.A253:ttcCamera.A253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253:ttcCamera.A2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6486">
                <text:p>11.6486</text:p>
                <draw:g>
                  <svg:desc>ttcCamera.A254:ttcCamera.A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8862">
                <text:p>13.8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7657">
                <text:p>12.7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6126">
                <text:p>17.6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3703">
                <text:p>18.3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2103">
                <text:p>14.2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707">
                <text:p>15.37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2959">
                <text:p>14.2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1141">
                <text:p>11.1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888">
                <text:p>12.6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383">
                <text:p>11.1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3675">
                <text:p>11.3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7272">
                <text:p>10.7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9982">
                <text:p>12.99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3531">
                <text:p>11.3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82769">
                <text:p>9.8276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274:ttcCamera.A292" chart:data-source-has-labels="row" svg:x="0.32cm" svg:y="0.18cm" svg:width="12.065cm" svg:height="8.646cm">
          <chartooo:coordinate-region svg:x="0.941cm" svg:y="0.38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275:ttcCamera.A292" chart:label-cell-address="ttcCamera.A274:ttcCamera.A27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274:ttcCamera.A2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3071">
                <text:p>14.3071</text:p>
                <draw:g>
                  <svg:desc>ttcCamera.A275:ttcCamera.A2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211">
                <text:p>20.0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6544">
                <text:p>13.6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403">
                <text:p>12.9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2295">
                <text:p>22.2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6789">
                <text:p>14.6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203">
                <text:p>14.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7073">
                <text:p>17.7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1171">
                <text:p>17.1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0138">
                <text:p>14.0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898">
                <text:p>12.18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9372">
                <text:p>11.93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1791">
                <text:p>12.17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545">
                <text:p>11.8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137">
                <text:p>12.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88535">
                <text:p>9.88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0408">
                <text:p>8.40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6691">
                <text:p>10.669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295:ttcCamera.A313" chart:data-source-has-labels="row" svg:x="0.32cm" svg:y="0.18cm" svg:width="12.065cm" svg:height="8.646cm">
          <chartooo:coordinate-region svg:x="0.941cm" svg:y="0.379cm" svg:width="11.25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296:ttcCamera.A313" chart:label-cell-address="ttcCamera.A295:ttcCamera.A295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295:ttcCamera.A2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1566">
                <text:p>13.1566</text:p>
                <draw:g>
                  <svg:desc>ttcCamera.A296:ttcCamera.A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6507">
                <text:p>13.6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4827">
                <text:p>15.4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9374">
                <text:p>10.9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7788">
                <text:p>26.7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8812">
                <text:p>13.88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4305">
                <text:p>13.4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8503">
                <text:p>17.8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0554">
                <text:p>15.05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0242">
                <text:p>13.0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0678">
                <text:p>12.0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9619">
                <text:p>12.9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4028">
                <text:p>12.4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5627">
                <text:p>10.5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384">
                <text:p>13.3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3584">
                <text:p>11.35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43509">
                <text:p>9.435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0675">
                <text:p>12.067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98cm" svg:y="4.201cm" style:legend-expansion="high" chart:style-name="ch2"/>
        <chart:plot-area chart:style-name="ch3" table:cell-range-address="ttcCamera.A316:ttcCamera.A326" chart:data-source-has-labels="row" svg:x="0.32cm" svg:y="0.18cm" svg:width="12.058cm" svg:height="8.64cm">
          <chartooo:coordinate-region svg:x="0.862cm" svg:y="0.379cm" svg:width="11.2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317:ttcCamera.A326" chart:label-cell-address="ttcCamera.A316:ttcCamera.A316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316:ttcCamera.A3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7403">
                <text:p>15.7403</text:p>
                <draw:g>
                  <svg:desc>ttcCamera.A317:ttcCamera.A3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911">
                <text:p>10.9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111">
                <text:p>12.8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5274">
                <text:p>18.5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90627">
                <text:p>8.906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61216">
                <text:p>7.61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2776">
                <text:p>13.2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889">
                <text:p>15.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1823">
                <text:p>26.182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337:ttcCamera.A350" chart:data-source-has-labels="row" svg:x="0.32cm" svg:y="0.18cm" svg:width="12.065cm" svg:height="8.646cm">
          <chartooo:coordinate-region svg:x="0.941cm" svg:y="0.379cm" svg:width="11.25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338:ttcCamera.A350" chart:label-cell-address="ttcCamera.A337:ttcCamera.A337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337:ttcCamera.A3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1435">
                <text:p>25.1435</text:p>
                <draw:g>
                  <svg:desc>ttcCamera.A338:ttcCamera.A3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9177">
                <text:p>17.9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322">
                <text:p>20.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895">
                <text:p>15.1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171">
                <text:p>10.8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957">
                <text:p>10.2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8476">
                <text:p>21.8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918">
                <text:p>13.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599">
                <text:p>9.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7016">
                <text:p>13.7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701">
                <text:p>15.4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3749">
                <text:p>18.3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6601">
                <text:p>15.66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385:ttcCamera.A403" chart:data-source-has-labels="row" svg:x="0.32cm" svg:y="0.18cm" svg:width="12.065cm" svg:height="8.646cm">
          <chartooo:coordinate-region svg:x="0.756cm" svg:y="0.379cm" svg:width="11.25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386:ttcCamera.A403" chart:label-cell-address="ttcCamera.A385:ttcCamera.A385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385:ttcCamera.A3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9284">
                <text:p>11.9284</text:p>
                <draw:g>
                  <svg:desc>ttcCamera.A386:ttcCamera.A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9318">
                <text:p>13.9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0918">
                <text:p>13.0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9751">
                <text:p>13.9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8158">
                <text:p>14.8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5828">
                <text:p>14.5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6477">
                <text:p>15.6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6066">
                <text:p>13.6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5402">
                <text:p>13.5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6098">
                <text:p>11.6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4365">
                <text:p>12.4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4299">
                <text:p>10.4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2485">
                <text:p>10.2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0125">
                <text:p>10.0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80511">
                <text:p>9.80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1462">
                <text:p>10.1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12927">
                <text:p>9.12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7028">
                <text:p>8.8702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406:ttcCamera.A424" chart:data-source-has-labels="row" svg:x="0.32cm" svg:y="0.18cm" svg:width="12.065cm" svg:height="8.645cm">
          <chartooo:coordinate-region svg:x="0.756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407:ttcCamera.A424" chart:label-cell-address="ttcCamera.A406:ttcCamera.A40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406:ttcCamera.A4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8396">
                <text:p>12.8396</text:p>
                <draw:g>
                  <svg:desc>ttcCamera.A407:ttcCamera.A4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6098">
                <text:p>14.6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9549">
                <text:p>12.9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2765">
                <text:p>14.2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6341">
                <text:p>14.6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1005">
                <text:p>13.1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8676">
                <text:p>15.8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2304">
                <text:p>14.2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8949">
                <text:p>13.8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8871">
                <text:p>11.8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7506">
                <text:p>12.7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375">
                <text:p>11.1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1268">
                <text:p>10.1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417">
                <text:p>10.1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4661">
                <text:p>9.54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0024">
                <text:p>10.0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35771">
                <text:p>9.35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10732">
                <text:p>9.1073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23:ttcCamera.A41" chart:data-source-has-labels="row" svg:x="0.32cm" svg:y="0.18cm" svg:width="12.065cm" svg:height="8.646cm">
          <chartooo:coordinate-region svg:x="0.756cm" svg:y="0.379cm" svg:width="11.25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24:ttcCamera.A41" chart:label-cell-address="ttcCamera.A23:ttcCamera.A23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23:ttcCamera.A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631">
                <text:p>14.5631</text:p>
                <draw:g>
                  <svg:desc>ttcCamera.A24:ttcCamera.A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5559">
                <text:p>13.5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6787">
                <text:p>9.7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2812">
                <text:p>14.2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3305">
                <text:p>12.3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9102">
                <text:p>13.9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1445">
                <text:p>16.1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6857">
                <text:p>11.6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5628">
                <text:p>11.5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8285">
                <text:p>12.8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6463">
                <text:p>11.64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6231">
                <text:p>11.6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6095">
                <text:p>11.6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315">
                <text:p>10.43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867">
                <text:p>11.18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641">
                <text:p>11.6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6613">
                <text:p>10.6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17889">
                <text:p>8.17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427:ttcCamera.A445" chart:data-source-has-labels="row" svg:x="0.32cm" svg:y="0.18cm" svg:width="12.065cm" svg:height="8.645cm">
          <chartooo:coordinate-region svg:x="0.756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428:ttcCamera.A445" chart:label-cell-address="ttcCamera.A427:ttcCamera.A427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427:ttcCamera.A4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4473">
                <text:p>12.4473</text:p>
                <draw:g>
                  <svg:desc>ttcCamera.A428:ttcCamera.A4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289">
                <text:p>14.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993">
                <text:p>13.1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492">
                <text:p>14.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5771">
                <text:p>15.5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8896">
                <text:p>13.8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4777">
                <text:p>15.4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8943">
                <text:p>13.8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862">
                <text:p>12.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5345">
                <text:p>11.5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124">
                <text:p>12.2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6407">
                <text:p>11.6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3632">
                <text:p>10.3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5035">
                <text:p>10.5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1483">
                <text:p>10.1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91571">
                <text:p>9.91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7267">
                <text:p>8.72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68845">
                <text:p>8.6884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449:ttcCamera.A467" chart:data-source-has-labels="row" svg:x="0.32cm" svg:y="0.18cm" svg:width="12.065cm" svg:height="8.645cm">
          <chartooo:coordinate-region svg:x="0.756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450:ttcCamera.A467" chart:label-cell-address="ttcCamera.A449:ttcCamera.A44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449:ttcCamera.A4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4936">
                <text:p>12.4936</text:p>
                <draw:g>
                  <svg:desc>ttcCamera.A450:ttcCamera.A4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7924">
                <text:p>13.7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667">
                <text:p>12.8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2011">
                <text:p>14.2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1838">
                <text:p>15.1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6901">
                <text:p>13.6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2052">
                <text:p>15.2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0457">
                <text:p>14.0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5902">
                <text:p>13.5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5518">
                <text:p>11.5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541">
                <text:p>12.1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543">
                <text:p>11.0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0477">
                <text:p>11.0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604">
                <text:p>10.6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109">
                <text:p>10.2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83608">
                <text:p>9.83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00085">
                <text:p>9.00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4113">
                <text:p>8.8411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470:ttcCamera.A488" chart:data-source-has-labels="row" svg:x="0.32cm" svg:y="0.18cm" svg:width="12.065cm" svg:height="8.645cm">
          <chartooo:coordinate-region svg:x="0.756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471:ttcCamera.A488" chart:label-cell-address="ttcCamera.A470:ttcCamera.A470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470:ttcCamera.A4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2391">
                <text:p>12.2391</text:p>
                <draw:g>
                  <svg:desc>ttcCamera.A471:ttcCamera.A4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431">
                <text:p>13.3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166">
                <text:p>13.3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6765">
                <text:p>13.6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2451">
                <text:p>14.2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8903">
                <text:p>13.8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0752">
                <text:p>15.0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022">
                <text:p>14.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4975">
                <text:p>13.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5855">
                <text:p>11.58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9997">
                <text:p>11.9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4737">
                <text:p>10.4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214">
                <text:p>10.5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35333">
                <text:p>9.35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23927">
                <text:p>9.239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97651">
                <text:p>9.97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44134">
                <text:p>9.44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0539">
                <text:p>8.5053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491:ttcCamera.A509" chart:data-source-has-labels="row" svg:x="0.32cm" svg:y="0.18cm" svg:width="12.065cm" svg:height="8.645cm">
          <chartooo:coordinate-region svg:x="0.756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492:ttcCamera.A509" chart:label-cell-address="ttcCamera.A491:ttcCamera.A49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491:ttcCamera.A4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528">
                <text:p>12.7528</text:p>
                <draw:g>
                  <svg:desc>ttcCamera.A492:ttcCamera.A5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9237">
                <text:p>13.9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9725">
                <text:p>12.9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0404">
                <text:p>14.0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8486">
                <text:p>14.8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8196">
                <text:p>13.8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3947">
                <text:p>15.3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7571">
                <text:p>13.7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0132">
                <text:p>14.0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6323">
                <text:p>11.6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15">
                <text:p>12.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6655">
                <text:p>10.66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0654">
                <text:p>11.0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7112">
                <text:p>10.7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325">
                <text:p>10.2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87051">
                <text:p>9.87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23272">
                <text:p>9.232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02521">
                <text:p>9.0252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512:ttcCamera.A530" chart:data-source-has-labels="row" svg:x="0.32cm" svg:y="0.18cm" svg:width="12.065cm" svg:height="8.645cm">
          <chartooo:coordinate-region svg:x="0.756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513:ttcCamera.A530" chart:label-cell-address="ttcCamera.A512:ttcCamera.A51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512:ttcCamera.A5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236">
                <text:p>11.1236</text:p>
                <draw:g>
                  <svg:desc>ttcCamera.A513:ttcCamera.A5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753">
                <text:p>13.2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0848">
                <text:p>13.0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4943">
                <text:p>18.4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7731">
                <text:p>12.7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7928">
                <text:p>12.7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1338">
                <text:p>13.1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2816">
                <text:p>14.2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8467">
                <text:p>12.8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5046">
                <text:p>10.5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1136">
                <text:p>11.1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6221">
                <text:p>10.6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50899">
                <text:p>9.508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6617">
                <text:p>10.6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42478">
                <text:p>9.42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11045">
                <text:p>9.11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61572">
                <text:p>8.615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7684">
                <text:p>8.7768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533:ttcCamera.A551" chart:data-source-has-labels="row" svg:x="0.32cm" svg:y="0.18cm" svg:width="12.065cm" svg:height="8.646cm">
          <chartooo:coordinate-region svg:x="0.941cm" svg:y="0.38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534:ttcCamera.A551" chart:label-cell-address="ttcCamera.A533:ttcCamera.A533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533:ttcCamera.A5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0649">
                <text:p>12.0649</text:p>
                <draw:g>
                  <svg:desc>ttcCamera.A534:ttcCamera.A5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714">
                <text:p>12.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213">
                <text:p>13.5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3621">
                <text:p>20.3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7045">
                <text:p>13.7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6702">
                <text:p>11.6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8721">
                <text:p>12.8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2259">
                <text:p>16.2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6858">
                <text:p>12.6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857">
                <text:p>10.0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2492">
                <text:p>11.2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4678">
                <text:p>10.4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19561">
                <text:p>9.19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224">
                <text:p>10.12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31094">
                <text:p>9.310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93934">
                <text:p>8.939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68319">
                <text:p>8.68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1472">
                <text:p>8.8147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554:ttcCamera.A572" chart:data-source-has-labels="row" svg:x="0.32cm" svg:y="0.18cm" svg:width="12.065cm" svg:height="8.645cm">
          <chartooo:coordinate-region svg:x="0.756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555:ttcCamera.A572" chart:label-cell-address="ttcCamera.A554:ttcCamera.A55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554:ttcCamera.A5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3744">
                <text:p>11.3744</text:p>
                <draw:g>
                  <svg:desc>ttcCamera.A555:ttcCamera.A5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516">
                <text:p>12.7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0664">
                <text:p>13.0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9992">
                <text:p>17.9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7954">
                <text:p>12.7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0871">
                <text:p>11.0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3351">
                <text:p>13.3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5371">
                <text:p>12.5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298">
                <text:p>14.2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82">
                <text:p>10.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297">
                <text:p>10.8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963">
                <text:p>10.5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3419">
                <text:p>9.23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39924">
                <text:p>9.39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81294">
                <text:p>8.81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78723">
                <text:p>8.78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63734">
                <text:p>8.63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95725">
                <text:p>8.9572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44:ttcCamera.A62" chart:data-source-has-labels="row" svg:x="0.32cm" svg:y="0.18cm" svg:width="12.065cm" svg:height="8.646cm">
          <chartooo:coordinate-region svg:x="0.756cm" svg:y="0.379cm" svg:width="11.25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45:ttcCamera.A62" chart:label-cell-address="ttcCamera.A44:ttcCamera.A4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44:ttcCamera.A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0041">
                <text:p>14.0041</text:p>
                <draw:g>
                  <svg:desc>ttcCamera.A45:ttcCamera.A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687">
                <text:p>11.1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4732">
                <text:p>11.4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249">
                <text:p>13.0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185">
                <text:p>12.2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5777">
                <text:p>14.57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0331">
                <text:p>13.0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4032">
                <text:p>12.4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7219">
                <text:p>11.7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4726">
                <text:p>13.4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6463">
                <text:p>11.64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935">
                <text:p>11.1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13">
                <text:p>11.7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8823">
                <text:p>10.8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8365">
                <text:p>9.8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1729">
                <text:p>11.1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1675">
                <text:p>11.1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3659">
                <text:p>9.36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98cm" svg:y="4.201cm" style:legend-expansion="high" chart:style-name="ch2"/>
        <chart:plot-area chart:style-name="ch3" table:cell-range-address="ttcCamera.A65:ttcCamera.A83" chart:data-source-has-labels="row" svg:x="0.32cm" svg:y="0.18cm" svg:width="12.058cm" svg:height="8.64cm">
          <chartooo:coordinate-region svg:x="0.756cm" svg:y="0.379cm" svg:width="11.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66:ttcCamera.A83" chart:label-cell-address="ttcCamera.A65:ttcCamera.A65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65:ttcCamera.A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685">
                <text:p>14.685</text:p>
                <draw:g>
                  <svg:desc>ttcCamera.A66:ttcCamera.A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51">
                <text:p>12.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6766">
                <text:p>10.6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7779">
                <text:p>12.7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619">
                <text:p>12.1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7321">
                <text:p>13.7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9179">
                <text:p>11.9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1296">
                <text:p>12.1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426">
                <text:p>11.4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7376">
                <text:p>12.7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4304">
                <text:p>11.4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0281">
                <text:p>12.0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367">
                <text:p>12.0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6549">
                <text:p>11.65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10272">
                <text:p>9.10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1729">
                <text:p>11.1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149">
                <text:p>10.7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65154">
                <text:p>9.651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86:ttcCamera.A104" chart:data-source-has-labels="row" svg:x="0.32cm" svg:y="0.18cm" svg:width="12.065cm" svg:height="8.646cm">
          <chartooo:coordinate-region svg:x="0.756cm" svg:y="0.379cm" svg:width="11.25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87:ttcCamera.A104" chart:label-cell-address="ttcCamera.A86:ttcCamera.A8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86:ttcCamera.A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826">
                <text:p>13.826</text:p>
                <draw:g>
                  <svg:desc>ttcCamera.A87:ttcCamera.A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391">
                <text:p>12.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4178">
                <text:p>11.4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809">
                <text:p>13.0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7604">
                <text:p>12.7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8329">
                <text:p>12.8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0385">
                <text:p>12.0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9753">
                <text:p>11.9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3762">
                <text:p>13.3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5349">
                <text:p>11.5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464">
                <text:p>11.5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6839">
                <text:p>11.6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2932">
                <text:p>11.2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3105">
                <text:p>10.3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347">
                <text:p>10.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263">
                <text:p>10.7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11772">
                <text:p>9.117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107:ttcCamera.A125" chart:data-source-has-labels="row" svg:x="0.32cm" svg:y="0.18cm" svg:width="12.065cm" svg:height="8.645cm">
          <chartooo:coordinate-region svg:x="0.862cm" svg:y="0.379cm" svg:width="11.25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108:ttcCamera.A125" chart:label-cell-address="ttcCamera.A107:ttcCamera.A107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107:ttcCamera.A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3974">
                <text:p>12.3974</text:p>
                <draw:g>
                  <svg:desc>ttcCamera.A108:ttcCamera.A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9">
                <text:p>12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974">
                <text:p>13.0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189">
                <text:p>13.21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389">
                <text:p>14.6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8507">
                <text:p>11.8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9008">
                <text:p>11.9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6166">
                <text:p>13.6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3597">
                <text:p>13.3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768">
                <text:p>11.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8227">
                <text:p>11.8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9532">
                <text:p>10.9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5971">
                <text:p>11.5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802">
                <text:p>12.5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3655">
                <text:p>8.436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526">
                <text:p>11.35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127:ttcCamera.A145" chart:data-source-has-labels="row" svg:x="0.32cm" svg:y="0.18cm" svg:width="12.065cm" svg:height="8.646cm">
          <chartooo:coordinate-region svg:x="0.941cm" svg:y="0.38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128:ttcCamera.A145" chart:label-cell-address="ttcCamera.A127:ttcCamera.A127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127:ttcCamera.A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9191">
                <text:p>11.9191</text:p>
                <draw:g>
                  <svg:desc>ttcCamera.A128:ttcCamera.A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5229">
                <text:p>16.5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2483">
                <text:p>13.2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578">
                <text:p>15.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9431">
                <text:p>21.9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0386">
                <text:p>13.0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507">
                <text:p>12.75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5838">
                <text:p>12.5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706">
                <text:p>11.4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6877">
                <text:p>13.68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3076">
                <text:p>13.3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358">
                <text:p>11.2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6739">
                <text:p>11.6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0226">
                <text:p>11.0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4804">
                <text:p>12.4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802">
                <text:p>12.5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12053">
                <text:p>8.120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1869">
                <text:p>11.18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ttcCamera.A148:ttcCamera.A166" chart:data-source-has-labels="row" svg:x="0.32cm" svg:y="0.18cm" svg:width="12.065cm" svg:height="8.646cm">
          <chartooo:coordinate-region svg:x="0.941cm" svg:y="0.379cm" svg:width="11.25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149:ttcCamera.A166" chart:label-cell-address="ttcCamera.A148:ttcCamera.A14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148:ttcCamera.A1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9993">
                <text:p>11.9993</text:p>
                <draw:g>
                  <svg:desc>ttcCamera.A149:ttcCamera.A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092">
                <text:p>12.6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588">
                <text:p>13.1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9264">
                <text:p>14.9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6881">
                <text:p>26.6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206">
                <text:p>12.5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546">
                <text:p>14.6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1861">
                <text:p>12.1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554">
                <text:p>11.85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8688">
                <text:p>13.8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3411">
                <text:p>13.34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7458">
                <text:p>11.7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1467">
                <text:p>12.14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6907">
                <text:p>11.6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923">
                <text:p>11.1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2638">
                <text:p>12.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41431">
                <text:p>9.41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1303">
                <text:p>11.130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legend chart:legend-position="end" svg:x="12.705cm" svg:y="4.203cm" style:legend-expansion="high" chart:style-name="ch2"/>
        <chart:plot-area chart:style-name="ch3" table:cell-range-address="ttcCamera.A169:ttcCamera.A187" chart:data-source-has-labels="row" svg:x="0.32cm" svg:y="0.18cm" svg:width="12.065cm" svg:height="8.645cm">
          <chartooo:coordinate-region svg:x="0.941cm" svg:y="0.379cm" svg:width="11.2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tcCamera.A170:ttcCamera.A187" chart:label-cell-address="ttcCamera.A169:ttcCamera.A16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C Camera</text:p>
                <draw:g>
                  <svg:desc>ttcCamera.A169:ttcCamera.A1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1008">
                <text:p>12.1008</text:p>
                <draw:g>
                  <svg:desc>ttcCamera.A170:ttcCamera.A1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499">
                <text:p>27.2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9816">
                <text:p>12.9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1065">
                <text:p>14.1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8316">
                <text:p>21.8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4718">
                <text:p>12.4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0464">
                <text:p>15.0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342">
                <text:p>11.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1132">
                <text:p>12.1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5574">
                <text:p>12.5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9992">
                <text:p>12.9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4706">
                <text:p>11.4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58">
                <text:p>11.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7149">
                <text:p>10.7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3869">
                <text:p>11.38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095">
                <text:p>12.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3165">
                <text:p>8.53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7604">
                <text:p>11.76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